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ans" svg:font-family="'Liberation Sans'"/>
    <style:font-face style:name="Liberation Serif" svg:font-family="'Liberation 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List_20_Heading">
      <style:paragraph-properties fo:margin-top="0cm" fo:margin-bottom="0.499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paragraph-properties fo:margin-top="0cm" fo:margin-bottom="0cm"/>
    </style:style>
    <style:style style:name="P10" style:family="paragraph" style:parent-style-name="Text_20_body" style:list-style-name="L2">
      <style:paragraph-properties fo:margin-top="0cm" fo:margin-bottom="0cm"/>
    </style:style>
    <style:style style:name="P11" style:family="paragraph" style:parent-style-name="Text_20_body" style:list-style-name="L5">
      <style:paragraph-properties fo:margin-top="0cm" fo:margin-bottom="0cm"/>
    </style:style>
    <style:style style:name="P12" style:family="paragraph" style:parent-style-name="List_20_Contents">
      <style:paragraph-properties fo:margin-top="0cm" fo:margin-bottom="0.499cm"/>
    </style:style>
    <style:style style:name="P13" style:family="paragraph" style:parent-style-name="Preformatted_20_Text">
      <style:paragraph-properties fo:margin-top="0cm" fo:margin-bottom="0.499cm"/>
    </style:style>
    <style:style style:name="T1"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OSSIM 1.8.6</text:p>
        <text:p text:style-name="Heading_20_2">About</text:p>
        <text:p text:style-name="Normal"><text:a xlink:type="simple" xlink:href="http://www.ossim.org/">OSSIM</text:a> (Open Source Software Image Map) OSSIM is a high performance software system for remote sensing, image processing , geographical information systems and photogrammetry. It is an open source software project maintained at www.ossim.org and has been under active development since 1996. The lead developers for the project have years of experience in commercial and government remote sensing systems and applications. OSSIM has been funded by several US government agencies in the intelligence and defense community and the technology is currently deployed in research and operational sites. The name OSSIM is a contrived acronym (Open Source Software Image Map) that is pronounced "awesome" -- the acronym was established by our first government customer.</text:p>
        <text:p text:style-name="Heading_20_2">Running</text:p>
        <text:p text:style-name="List_20_Heading">Tests written for </text:p>
        <text:p text:style-name="List_20_Contents">Ossim 1.8.6, arramagong 3.0rc4 + fixes </text:p>
        <text:p text:style-name="List_20_Heading">Test Description last updated </text:p>
        <text:p text:style-name="List_20_Contents">9 July 2010 </text:p>
        <text:p text:style-name="P2">Steps </text:p>
        <text:p text:style-name="P2">Imagelinker </text:p>
        <text:list xml:id="list935374965" text:style-name="L1">
          <text:list-item>
            <text:p text:style-name="P3">Start Imagelinker from its icon from the directory "Spatial Tools" on the desktop </text:p>
          </text:list-item>
        </text:list>
        <text:list xml:id="list536556169" text:style-name="L2">
          <text:list-item>
            <text:p text:style-name="P10">Select the project file, using <text:span text:style-name="Teletype">File -&gt; Open Project -&gt; /home/user/data/ossim/ossim_data/landsatrgb.prj</text:span> </text:p>
          </text:list-item>
          <text:list-item>
            <text:p text:style-name="P10">Go to the menu bar -&gt; window -&gt; tile </text:p>
          </text:list-item>
          <text:list-item>
            <text:p text:style-name="P10">Select an image window -&gt; select the pan icon -&gt; click on the image -&gt; press the button "propagate" </text:p>
          </text:list-item>
          <text:list-item>
            <text:p text:style-name="P4">Verify you see a 3 gray satelite images. </text:p>
          </text:list-item>
        </text:list>
        <text:p text:style-name="P2">OssimPlanet </text:p>
        <text:list xml:id="list2032997731" text:style-name="L3">
          <text:list-item>
            <text:p text:style-name="P5">Start OssimPlanet from its icon from the directory "Desktop-GIS" on the desktop </text:p>
          </text:list-item>
        </text:list>
        <text:list xml:id="list1397856601" text:style-name="L4">
          <text:list-item>
            <text:p text:style-name="P6">Select <text:span text:style-name="Teletype">File -&gt; Open Image -&gt; /home/user/data/raster/band1.tiff </text:span><text:s/></text:p>
          </text:list-item>
        </text:list>
        <text:list xml:id="list1722093928" text:style-name="L5">
          <text:list-item>
            <text:p text:style-name="P11">Go to menu -&gt; Open kml -&gt; /home/user/ossim/ossim_data/*.kml </text:p>
          </text:list-item>
          <text:list-item>
            <text:p text:style-name="P7">Go on the legend tree -&gt; Image Layers -&gt; open the trees -&gt; bouble click on the band1 image </text:p>
          </text:list-item>
        </text:list>
        <text:p text:style-name="P12">you should see the scene zoom to the location </text:p>
        <text:list xml:id="list355398408" text:continue-numbering="true" text:style-name="L5">
          <text:list-item>
            <text:p text:style-name="P11">Navigate the scene. </text:p>
          </text:list-item>
        </text:list>
        <text:p text:style-name="P9"/>
        <text:p text:style-name="P9"><text:soft-page-break/></text:p>
        <text:list xml:id="list865352731" text:style-name="L6">
          <text:list-item>
            <text:p text:style-name="P8">To test the command line simply run : </text:p>
          </text:list-item>
        </text:list>
        <text:p text:style-name="P1"><text:s text:c="3"/>ossim-image-info /usr/local/share/ossim/ossim_data/band1.tif</text:p>
        <text:p text:style-name="P1"><text:s text:c="3"/>ossim-image-info --version</text:p>
        <text:p text:style-name="Text_20_body"><text:span text:style-name="T1">Note: to turn off the daylight auto-shading, un-check Preferences -&gt; Environment -&gt; Enable Ephemeris</text:span> </text:p>
        <text:p text:style-name="Normal">See also : </text:p>
        <text:p text:style-name="Normal"><text:a xlink:type="simple" xlink:href="http://web.me.com/epiesasha/Geofem/Blog/Voci/2010/3/15_OSGEO_-_Live_-_DVD_-_%22running_imagelinker%22.html">Imageliker "how to start"</text:a></text:p>
        <text:p text:style-name="Normal"><text:a xlink:type="simple" xlink:href="http://www.ossim.org/OSSIM/Documentation.html">OSSIM Documentation</text:a></text:p>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Liberation Serif" svg:font-family="'Liberation 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background-image/>
      </style:paragraph-properties>
      <style:text-properties fo:color="#000000" style:font-name="Liberation Serif" fo:font-size="12pt" fo:font-weight="normal"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class="text">
      <style:paragraph-properties fo:margin-top="0.776cm" fo:margin-bottom="0.106cm"/>
      <style:text-properties style:font-name="Liberation Sans" fo:font-size="17pt" fo:font-weight="bold"/>
    </style:style>
    <style:style style:name="Heading_20_2" style:display-name="Heading 2" style:family="paragraph" style:parent-style-name="Normal" style:next-style-name="Normal" style:class="text">
      <style:paragraph-properties fo:margin-top="0.776cm" fo:margin-bottom="0.106cm"/>
      <style:text-properties style:font-name="Liberation Sans"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1</meta:generator>
    <dc:date>2010-08-10T13:44:30</dc:date>
    <meta:editing-duration>PT00H16M47S</meta:editing-duration>
    <meta:editing-cycles>5</meta:editing-cycles>
    <meta:document-statistic meta:table-count="0" meta:image-count="0" meta:object-count="0" meta:page-count="2" meta:paragraph-count="29" meta:word-count="301" meta:character-count="1933"/>
  </office:meta>
</office:document-meta>
</file>